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13f1d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5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ce57" style:font-size-asian="15pt" style:font-size-complex="15pt"/>
    </style:style>
    <style:style style:name="P7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ce57" style:font-size-asian="15pt" style:font-size-complex="15pt"/>
    </style:style>
    <style:style style:name="P8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2ce57" style:font-size-asian="15pt" style:font-size-complex="15pt"/>
    </style:style>
    <style:style style:name="P9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2ce57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2ce57" style:font-size-asian="15pt" style:font-size-complex="15pt"/>
    </style:style>
    <style:style style:name="P1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2ce57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c804"/>
    </style:style>
    <style:style style:name="T3" style:family="text">
      <style:text-properties officeooo:rsid="00139fb1"/>
    </style:style>
    <style:style style:name="T4" style:family="text">
      <style:text-properties officeooo:rsid="0012c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5º séries</text:span></text:p>
      <text:p text:style-name="P2"/>
      <text:p text:style-name="P6">As atividades das <text:span text:style-name="T4">5</text:span>º séries consistiram em <text:span text:style-name="T3">uma apresentação de seminário elaborada pelo alunos, onde foi sorteados as duplas e os assuntos, tudo relacionado a software Livre (Programas Gratuitos ) onde os alunos pesquisaram sobre os mesmos e apresentaram aos colegas de turma, além de jogos de raciocínio lógico e pequenas palestrinhas sobre segurança na internet </text:span></text:p>
      <text:p text:style-name="P5"/>
      <text:p text:style-name="P10"><text:s/><text:span text:style-name="T1">Atividades 5º séries</text:span></text:p>
      <text:p text:style-name="P9"/>
      <text:p text:style-name="P6">As atividades das <text:span text:style-name="T4">5</text:span>º séries consistiram em <text:span text:style-name="T3">uma apresentação de seminário elaborada pelo alunos, onde foi sorteados as duplas e os assuntos, tudo relacionado a software Livre (Programas Gratuitos ) onde os alunos pesquisaram sobre os mesmos e apresentaram aos colegas de turma, além de jogos de raciocínio lógico e pequenas palestrinhas sobre segurança na internet </text:span></text:p>
      <text:p text:style-name="P8"/>
      <text:p text:style-name="P10"><text:s/><text:span text:style-name="T1">Atividades 5º séries</text:span></text:p>
      <text:p text:style-name="P9"/>
      <text:p text:style-name="P6">As atividades das <text:span text:style-name="T4">5</text:span>º séries consistiram em <text:span text:style-name="T3">uma apresentação de seminário elaborada pelo alunos, onde foi sorteados as duplas e os assuntos, tudo relacionado a software Livre (Programas Gratuitos ) onde os alunos pesquisaram sobre os mesmos e apresentaram aos colegas de turma, além de jogos de raciocínio lógico e pequenas palestrinhas sobre segurança na internet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7-14T14:13:08.957000000</dc:date>
    <meta:editing-duration>PT8M2S</meta:editing-duration>
    <meta:editing-cycles>2</meta:editing-cycles>
    <meta:generator>LibreOffice/5.1.2.2$Windows_x86 LibreOffice_project/d3bf12ecb743fc0d20e0be0c58ca359301eb705f</meta:generator>
    <meta:print-date>2016-07-14T14:13:04.567000000</meta:print-date>
    <meta:document-statistic meta:table-count="0" meta:image-count="0" meta:object-count="0" meta:page-count="1" meta:paragraph-count="6" meta:word-count="177" meta:character-count="1155" meta:non-whitespace-character-count="978"/>
  </office:meta>
</office:document-meta>
</file>